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e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8.2827083333333cm"/>
    </style:style>
    <style:style style:name="co2" style:family="table-column">
      <style:table-column-properties fo:break-before="auto" style:column-width="8.44020833333333cm"/>
    </style:style>
    <style:style style:name="co3" style:family="table-column">
      <style:table-column-properties fo:break-before="auto" style:column-width="10.662708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26.326041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7.75229166666667cm"/>
    </style:style>
    <style:style style:name="co10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stricted to predicates from dbpedia.org</text:p>
          </table:table-cell>
          <table:table-cell table:number-columns-repeated="3" table:style-name="ce1"/>
          <table:table-cell table:style-name="ce2"/>
          <table:table-cell office:value-type="string" table:style-name="ce2">
            <text:p>suggestions from A-B</text:p>
          </table:table-cell>
          <table:table-cell office:value-type="string" table:style-name="ce1">
            <text:p>Recall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total missing suggestions:</text:p>
          </table:table-cell>
          <table:table-cell office:value-type="float" office:value="770" table:formula="of:=SUM([.E7:.E303])" table:style-name="ce2">
            <text:p>770</text:p>
          </table:table-cell>
          <table:table-cell office:value-type="float" office:value="425" table:style-name="ce2">
            <text:p>425</text:p>
          </table:table-cell>
          <table:table-cell office:value-type="float" office:value="0.35564853556485354" table:formula="of:=[.F3]/([.E3]+[.F3])" table:style-name="ce5">
            <text:p>0,355648536</text:p>
          </table:table-cell>
          <table:table-cell table:number-columns-repeated="3" table:style-name="ce1"/>
          <table:table-cell office:value-type="string" table:style-name="ce1">
            <text:p>queried: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2"/>
          <table:table-cell office:value-type="float" office:value="253" table:style-name="ce2">
            <text:p>253</text:p>
          </table:table-cell>
          <table:table-cell office:value-type="float" office:value="0.24731182795698925" table:formula="of:=[.F4]/([.E3]+[.F4])" table:style-name="ce5">
            <text:p>0,247311828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2">
            <text:p>subjects without</text:p>
          </table:table-cell>
          <table:table-cell office:value-type="string" table:style-name="ce2">
            <text:p>total s in category</text:p>
          </table:table-cell>
          <table:table-cell office:value-type="string" table:style-name="ce1">
            <text:p>commen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<text:a xlink:href="http://dbpedia.org/resource/Category:Academies_in_Wakefield_District">http://dbpedia.org/resource/Category:Academies_in_Wakefield_District</text:a></text:p>
          </table:table-cell>
          <table:table-cell office:value-type="string" table:style-name="ce1">
            <text:p><text:a xlink:href="http://dbpedia.org/ontology/location">http://dbpedia.org/ontology/location</text:a></text:p>
          </table:table-cell>
          <table:table-cell office:value-type="string" table:style-name="ce3">
            <text:p><text:a xlink:href="http://dbpedia.org/resource/City_of_Wakefield">http://dbpedia.org/resource/City_of_Wakefield</text:a></text:p>
          </table:table-cell>
          <table:table-cell table:style-name="ce1"/>
          <table:table-cell office:value-type="float" office:value="12" table:style-name="ce2">
            <text:p>12</text:p>
          </table:table-cell>
          <table:table-cell table:style-name="ce2"/>
          <table:table-cell office:value-type="string" table:style-name="ce1">
            <text:p>plus location=West Yorkshire, England ,... ? plus country=england? .. place=england?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utcOffset">http://dbpedia.org/ontology/utcOffset</text:a></text:p>
          </table:table-cell>
          <table:table-cell table:style-name="ce3"/>
          <table:table-cell table:style-name="ce1"/>
          <table:table-cell table:number-columns-repeated="2" table:style-name="ce2"/>
          <table:table-cell office:value-type="string" table:style-name="ce1">
            <text:p>two timezones, set for subjec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<text:a xlink:href="http://dbpedia.org/resource/Category:Acrosticta">http://dbpedia.org/resource/Category:Acrosticta</text:a></text:p>
          </table:table-cell>
          <table:table-cell office:value-type="string" table:style-name="ce1">
            <text:p>http://dbpedia.org/ontology/genus</text:p>
          </table:table-cell>
          <table:table-cell office:value-type="string" table:style-name="ce1">
            <text:p>http://dbpedia.org/resource/Acrosticta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why isnt that a suggestion? -&gt; selflink</text:p>
          </table:table-cell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<text:a xlink:href="http://dbpedia.org/ontology/family">http://dbpedia.org/ontology/family</text:a></text:p>
          </table:table-cell>
          <table:table-cell office:value-type="string" table:style-name="ce3">
            <text:p><text:a xlink:href="http://dbpedia.org/resource/Ulidiidae">http://dbpedia.org/resource/Ulidiidae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3"/>
          <table:table-cell office:value-type="string" table:style-name="ce3">
            <text:p><text:a xlink:href="http://dbpedia.org/ontology/order">http://dbpedia.org/ontology/order</text:a></text:p>
          </table:table-cell>
          <table:table-cell office:value-type="string" table:style-name="ce3">
            <text:p><text:a xlink:href="http://dbpedia.org/resource/Fly">http://dbpedia.org/resource/Fly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class">http://dbpedia.org/ontology/class</text:a></text:p>
          </table:table-cell>
          <table:table-cell office:value-type="string" table:style-name="ce3">
            <text:p><text:a xlink:href="http://dbpedia.org/resource/Insect">http://dbpedia.org/resource/Insect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phylum">http://dbpedia.org/ontology/phylum</text:a></text:p>
          </table:table-cell>
          <table:table-cell office:value-type="string" table:style-name="ce3">
            <text:p><text:a xlink:href="http://dbpedia.org/resource/Arthropod">http://dbpedia.org/resource/Arthropod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kingdom">http://dbpedia.org/ontology/kingdom</text:a></text:p>
          </table:table-cell>
          <table:table-cell office:value-type="string" table:style-name="ce3">
            <text:p><text:a xlink:href="http://dbpedia.org/resource/Animal">http://dbpedia.org/resource/Animal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<text:a xlink:href="http://dbpedia.org/resource/Category:Airports_in_Ukraine">http://dbpedia.org/resource/Category:Airports_in_Ukraine</text:a></text:p>
          </table:table-cell>
          <table:table-cell office:value-type="string" table:style-name="ce1">
            <text:p>http://dbpedia.org/ontology/country<text:s text:c="2"/></text:p>
          </table:table-cell>
          <table:table-cell office:value-type="string" table:style-name="ce3">
            <text:p><text:a xlink:href="http://dbpedia.org/resource/Ukraine">http://dbpedia.org/resource/Ukraine</text:a></text:p>
          </table:table-cell>
          <table:table-cell table:style-name="ce1"/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a xlink:href="http://dbpedia.org/ontology/location">http://dbpedia.org/ontology/location</text:a></text:p>
          </table:table-cell>
          <table:table-cell office:value-type="string" table:style-name="ce3">
            <text:p><text:a xlink:href="http://dbpedia.org/resource/Ukraine">http://dbpedia.org/resource/Ukraine</text:a></text:p>
          </table:table-cell>
          <table:table-cell table:style-name="ce1"/>
          <table:table-cell office:value-type="float" office:value="25" table:style-name="ce2">
            <text:p>25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<text:a xlink:href="http://dbpedia.org/resource/Category:Al-Nasr_SC_(Benghazi)_players">http://dbpedia.org/resource/Category:Al-Nasr_SC_(Benghazi)_players</text:a></text:p>
          </table:table-cell>
          <table:table-cell office:value-type="string" table:style-name="ce3">
            <text:p><text:a xlink:href="http://dbpedia.org/ontology/sport">http://dbpedia.org/ontology/sport</text:a></text:p>
          </table:table-cell>
          <table:table-cell office:value-type="string" table:style-name="ce3">
            <text:p><text:a xlink:href="http://dbpedia.org/resource/Football">http://dbpedia.org/resource/Football</text:a></text:p>
          </table:table-cell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<text:a xlink:href="http://dbpedia.org/resource/Category:American_gothic_metal_musical_groups">http://dbpedia.org/resource/Category:American_gothic_metal_musical_groups</text:a></text:p>
          </table:table-cell>
          <table:table-cell office:value-type="string" table:style-name="ce3">
            <text:p><text:a xlink:href="http://dbpedia.org/ontology/genre">http://dbpedia.org/ontology/genre</text:a></text:p>
          </table:table-cell>
          <table:table-cell office:value-type="string" table:style-name="ce3">
            <text:p><text:a xlink:href="http://dbpedia.org/resource/Gothic_metal">http://dbpedia.org/resource/Gothic_metal</text:a>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gothic_metal is subgenre of Heavy_metal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style-name="ce3">
            <text:p><text:a xlink:href="http://dbpedia.org/ontology/genre">http://dbpedia.org/ontology/genre</text:a></text:p>
          </table:table-cell>
          <table:table-cell office:value-type="string" table:style-name="ce3">
            <text:p><text:a xlink:href="http://dbpedia.org/resource/Heavy_metal">http://dbpedia.org/resource/Heavy_metal</text:a></text:p>
          </table:table-cell>
          <table:table-cell table:style-name="ce1"/>
          <table:table-cell office:value-type="float" office:value="12" table:style-name="ce2">
            <text:p>12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3"/>
          <table:table-cell office:value-type="string" table:style-name="ce3">
            <text:p><text:a xlink:href="http://dbpedia.org/ontology/genre">http://dbpedia.org/ontology/genre</text:a></text:p>
          </table:table-cell>
          <table:table-cell office:value-type="string" table:style-name="ce3">
            <text:p><text:a xlink:href="http://dbpedia.org/page/Gothic_rock">http://dbpedia.org/page/Gothic_rock</text:a></text:p>
          </table:table-cell>
          <table:table-cell table:style-name="ce1"/>
          <table:table-cell office:value-type="float" office:value="9" table:style-name="ce2">
            <text:p>9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<text:a xlink:href="http://dbpedia.org/resource/Category:Austrian_military_personnel_killed_in_World_War_II">http://dbpedia.org/resource/Category:Austrian_military_personnel_killed_in_World_War_II</text:a></text:p>
          </table:table-cell>
          <table:table-cell office:value-type="string" table:style-name="ce3">
            <text:p><text:a xlink:href="http://dbpedia.org/ontology/nationality">http://dbpedia.org/ontology/nationality</text:a></text:p>
          </table:table-cell>
          <table:table-cell office:value-type="string" table:style-name="ce3">
            <text:p><text:a xlink:href="http://dbpedia.org/resource/Austria">http://dbpedia.org/resource/Austria</text:a></text:p>
          </table:table-cell>
          <table:table-cell table:style-name="ce1"/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profession">http://dbpedia.org/ontology/profession</text:a></text:p>
          </table:table-cell>
          <table:table-cell office:value-type="string" table:style-name="ce3">
            <text:p><text:a xlink:href="http://dbpedia.org/resource/Military">http://dbpedia.org/resource/Military</text:a></text:p>
          </table:table-cell>
          <table:table-cell table:style-name="ce1"/>
          <table:table-cell office:value-type="float" office:value="35" table:style-name="ce2">
            <text:p>35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<text:a xlink:href="http://dbpedia.org/page/Category:Battlefields_of_the_Western_Theater_of_the_American_Civil_War">http://dbpedia.org/page/Category:Battlefields_of_the_Western_Theater_of_the_American_Civil_War</text:a></text:p>
          </table:table-cell>
          <table:table-cell office:value-type="string" table:style-name="ce1">
            <text:p><text:a xlink:href="http://dbpedia.org/ontology/location">http://dbpedia.org/ontology/location</text:a></text:p>
          </table:table-cell>
          <table:table-cell office:value-type="string" table:style-name="ce3">
            <text:p><text:a xlink:href="http://dbpedia.org/resource/United_States">http://dbpedia.org/resource/United_States</text:a></text:p>
          </table:table-cell>
          <table:table-cell table:style-name="ce1"/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country%20%20">http://dbpedia.org/ontology/country<text:s text:c="2"/></text:a></text:p>
          </table:table-cell>
          <table:table-cell office:value-type="string" table:style-name="ce3">
            <text:p><text:a xlink:href="http://dbpedia.org/resource/United_States">http://dbpedia.org/resource/United_States</text:a></text:p>
          </table:table-cell>
          <table:table-cell table:style-name="ce1"/>
          <table:table-cell office:value-type="float" office:value="17" table:style-name="ce2">
            <text:p>17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<text:a xlink:href="http://dbpedia.org/resource/Category:Birds_of_Kenya">http://dbpedia.org/resource/Category:Birds_of_Kenya</text:a></text:p>
          </table:table-cell>
          <table:table-cell office:value-type="string" table:style-name="ce3">
            <text:p><text:a xlink:href="http://dbpedia.org/ontology/location">http://dbpedia.org/ontology/location</text:a></text:p>
          </table:table-cell>
          <table:table-cell office:value-type="string" table:style-name="ce3">
            <text:p><text:a xlink:href="http://dbpedia.org/resource/Kenya">http://dbpedia.org/resource/Kenya</text:a></text:p>
          </table:table-cell>
          <table:table-cell table:style-name="ce1"/>
          <table:table-cell office:value-type="float" office:value="160" table:style-name="ce2">
            <text:p>160</text:p>
          </table:table-cell>
          <table:table-cell office:value-type="float" office:value="160" table:style-name="ce2">
            <text:p>16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class">http://dbpedia.org/ontology/class</text:a></text:p>
          </table:table-cell>
          <table:table-cell office:value-type="string" table:style-name="ce3">
            <text:p><text:a xlink:href="http://dbpedia.org/resource/Bird">http://dbpedia.org/resource/Bird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phylum">http://dbpedia.org/ontology/phylum</text:a></text:p>
          </table:table-cell>
          <table:table-cell office:value-type="string" table:style-name="ce3">
            <text:p><text:a xlink:href="http://dbpedia.org/resource/Chordate">http://dbpedia.org/resource/Chordate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kingdom">http://dbpedia.org/ontology/kingdom</text:a></text:p>
          </table:table-cell>
          <table:table-cell office:value-type="string" table:style-name="ce3">
            <text:p><text:a xlink:href="http://dbpedia.org/resource/Animal">http://dbpedia.org/resource/Animal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<text:a xlink:href="http://dbpedia.org/resource/Category:Bologna_F.C._1909_players">http://dbpedia.org/resource/Category:Bologna_F.C._1909_players</text:a></text:p>
          </table:table-cell>
          <table:table-cell office:value-type="string" table:style-name="ce3">
            <text:p><text:a xlink:href="http://dbpedia.org/ontology/sport">http://dbpedia.org/ontology/sport</text:a></text:p>
          </table:table-cell>
          <table:table-cell office:value-type="string" table:style-name="ce3">
            <text:p><text:a xlink:href="http://dbpedia.org/resource/Football">http://dbpedia.org/resource/Football</text:a></text:p>
          </table:table-cell>
          <table:table-cell table:style-name="ce1"/>
          <table:table-cell office:value-type="float" office:value="387" table:style-name="ce2">
            <text:p>387</text:p>
          </table:table-cell>
          <table:table-cell office:value-type="float" office:value="387" table:style-name="ce2">
            <text:p>387</text:p>
          </table:table-cell>
          <table:table-cell office:value-type="string" table:style-name="ce4">
            <text:p>or http://dbpedia.org/resource/Association_football (http://dbpedia.org/resource/Soccer)? not the same in dbpedia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<text:a xlink:href="http://dbpedia.org/resource/Category:Bonnie_Pink_albums">http://dbpedia.org/resource/Category:Bonnie_Pink_albums</text:a></text:p>
          </table:table-cell>
          <table:table-cell office:value-type="string" table:style-name="ce3">
            <text:p><text:a xlink:href="http://dbpedia.org/ontology/artist">http://dbpedia.org/ontology/artist</text:a></text:p>
          </table:table-cell>
          <table:table-cell office:value-type="string" table:style-name="ce3">
            <text:p><text:a xlink:href="http://dbpedia.org/resource/Bonnie_Pink">http://dbpedia.org/resource/Bonnie_Pink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subgenre problem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<text:a xlink:href="http://dbpedia.org/resource/Category:Brenthia">http://dbpedia.org/resource/Category:Brenthia</text:a></text:p>
          </table:table-cell>
          <table:table-cell office:value-type="string" table:style-name="ce3">
            <text:p><text:a xlink:href="http://dbpedia.org/ontology/family">http://dbpedia.org/ontology/family</text:a></text:p>
          </table:table-cell>
          <table:table-cell office:value-type="string" table:style-name="ce3">
            <text:p><text:a xlink:href="http://dbpedia.org/resource/Choreutidae">http://dbpedia.org/resource/Choreutidae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office:value-type="float" office:value="45" table:style-name="ce2">
            <text:p>4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order">http://dbpedia.org/ontology/order</text:a></text:p>
          </table:table-cell>
          <table:table-cell office:value-type="string" table:style-name="ce3">
            <text:p><text:a xlink:href="http://dbpedia.org/resource/Lepidoptera">http://dbpedia.org/resource/Lepidoptera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class">http://dbpedia.org/ontology/class</text:a></text:p>
          </table:table-cell>
          <table:table-cell office:value-type="string" table:style-name="ce3">
            <text:p><text:a xlink:href="http://dbpedia.org/resource/Insect">http://dbpedia.org/resource/Insect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phylum">http://dbpedia.org/ontology/phylum</text:a></text:p>
          </table:table-cell>
          <table:table-cell office:value-type="string" table:style-name="ce3">
            <text:p><text:a xlink:href="http://dbpedia.org/resource/Arthropod">http://dbpedia.org/resource/Arthropod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kingdom">http://dbpedia.org/ontology/kingdom</text:a></text:p>
          </table:table-cell>
          <table:table-cell office:value-type="string" table:style-name="ce3">
            <text:p><text:a xlink:href="http://dbpedia.org/resource/Animal">http://dbpedia.org/resource/Animal</text:a>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<text:a xlink:href="http://dbpedia.org/resource/Category:California_Jaguars_players">http://dbpedia.org/resource/Category:California_Jaguars_players</text:a></text:p>
          </table:table-cell>
          <table:table-cell office:value-type="string" table:style-name="ce3">
            <text:p><text:a xlink:href="http://dbpedia.org/ontology/sport">http://dbpedia.org/ontology/sport</text:a></text:p>
          </table:table-cell>
          <table:table-cell office:value-type="string" table:style-name="ce3">
            <text:p><text:a xlink:href="http://dbpedia.org/resource/Football">http://dbpedia.org/resource/Football</text:a></text:p>
          </table:table-cell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3">
            <text:p><text:a xlink:href="http://dbpedia.org/resource/Category:Cambodian_footballers">http://dbpedia.org/resource/Category:Cambodian_footballers</text:a></text:p>
          </table:table-cell>
          <table:table-cell office:value-type="string" table:style-name="ce3">
            <text:p><text:a xlink:href="http://dbpedia.org/ontology/sport">http://dbpedia.org/ontology/sport</text:a></text:p>
          </table:table-cell>
          <table:table-cell office:value-type="string" table:style-name="ce3">
            <text:p><text:a xlink:href="http://dbpedia.org/resource/Football">http://dbpedia.org/resource/Football</text:a></text:p>
          </table:table-cell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3">
            <text:p><text:a xlink:href="http://dbpedia.org/resource/Category:Census-designated_places_in_Delaware">http://dbpedia.org/resource/Category:Census-designated_places_in_Delaware</text:a></text:p>
          </table:table-cell>
          <table:table-cell office:value-type="string" table:style-name="ce3">
            <text:p><text:a xlink:href="http://dbpedia.org/ontology/utcOffset">http://dbpedia.org/ontology/utcOffset</text:a></text:p>
          </table:table-cell>
          <table:table-cell table:number-columns-repeated="2"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location">http://dbpedia.org/ontology/location</text:a></text:p>
          </table:table-cell>
          <table:table-cell table:number-columns-repeated="2"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1"/>
          <table:table-cell office:value-type="string" table:style-name="ce3">
            <text:p><text:a xlink:href="http://dbpedia.org/ontology/country%20%20">http://dbpedia.org/ontology/country<text:s text:c="2"/></text:a></text:p>
          </table:table-cell>
          <table:table-cell table:number-columns-repeated="2" table:style-name="ce1"/>
          <table:table-cell table:number-columns-repeated="2" table:style-name="ce2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Sheet2" table:style-name="ta1">
        <table:table-column table:style-name="co10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/>
    <dc:creator>jheuz@web.de</dc:creator>
    <meta:creation-date>2015-07-21T10:54:22Z</meta:creation-date>
    <dc:date>2015-07-24T09:39:02Z</dc:date>
    <meta:editing-cycles>1</meta:editing-cycles>
  </office:meta>
</office:document-meta>
</file>